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ch Spa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igenschaft</text:p>
          </table:table-cell>
          <table:table-cell table:style-name="ce1" office:value-type="string" calcext:value-type="string">
            <text:p>stpack 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230V A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 Audio input, Stereo</text:p>
          </table:table-cell>
          <table:table-cell office:value-type="string" calcext:value-type="string">
            <text:p>Phono or Line (RC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Audio input Mono</text:p>
          </table:table-cell>
          <table:table-cell office:value-type="string" calcext:value-type="string">
            <text:p>Mic or Line (XLR or RC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Audio output, 5.1</text:p>
          </table:table-cell>
          <table:table-cell office:value-type="string" calcext:value-type="string">
            <text:p>XLRm (True Multichannel, ambisonic vbap, stereosplay, mono, noDolb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Gain</text:p>
          </table:table-cell>
          <table:table-cell office:value-type="string" calcext:value-type="string">
            <text:p>-inf to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Eq 3-Band</text:p>
          </table:table-cell>
          <table:table-cell office:value-type="string" calcext:value-type="string">
            <text:p>total kill hf/lf, mid -inf to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 Analog Lavel </text:p>
          </table:table-cell>
          <table:table-cell office:value-type="string" calcext:value-type="string">
            <text:p>+4dB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 Digital </text:p>
          </table:table-cell>
          <table:table-cell office:value-type="string" calcext:value-type="string">
            <text:p>JackNET I/O, RJ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r 3-Band Dynamix</text:p>
          </table:table-cell>
          <table:table-cell office:value-type="string" calcext:value-type="string">
            <text:p>More fun :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 Volume</text:p>
          </table:table-cell>
          <table:table-cell office:value-type="string" calcext:value-type="string">
            <text:p>4 Stereo, 2 mono, -inf – 0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string" calcext:value-type="string">
            <text:p>-inf to 0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day Display</text:p>
          </table:table-cell>
          <table:table-cell office:value-type="string" calcext:value-type="string">
            <text:p>fancy interface to see AND record channel motions in your 3d Audio Sphere – whaaat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etbank, 4 Buttons per channel</text:p>
          </table:table-cell>
          <table:table-cell office:value-type="string" calcext:value-type="string">
            <text:p>rec and play multiday Mo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 selektion per chanel</text:p>
          </table:table-cell>
          <table:table-cell office:value-type="string" calcext:value-type="string">
            <text:p><text:span text:style-name="T1">Mono, Sterio, Vbap, </text:span>Ambisonic,(WF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b send per cha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th per chanal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Funktionen</text:p>
          </table:table-cell>
          <table:table-cell table:style-name="ce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imbus Sans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6:13:50.474447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00:47.278918453</meta:creation-date>
    <dc:date>2020-12-28T16:19:01.391798701</dc:date>
    <meta:editing-duration>PT2H26M31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